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Google Sans Text" svg:font-family="'Google Sans Text'" style:font-family-generic="system" style:font-pitch="variable"/>
    <style:font-face style:name="Noto Naskh Arabic" svg:font-family="'Noto Naskh Arab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fa48f"/>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normal" officeooo:paragraph-rsid="0011c334"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0fa48f" style:font-weight-asian="bold" style:font-weight-complex="bold"/>
    </style:style>
    <style:style style:name="P7" style:family="paragraph" style:parent-style-name="Standard">
      <style:paragraph-properties fo:text-align="start" style:justify-single-word="false"/>
      <style:text-properties fo:font-weight="normal" officeooo:paragraph-rsid="0011c334" style:font-weight-asian="normal" style:font-weight-complex="normal"/>
    </style:style>
    <style:style style:name="P8" style:family="paragraph" style:parent-style-name="Standard">
      <style:paragraph-properties fo:text-align="start" style:justify-single-word="false"/>
      <style:text-properties fo:font-weight="normal" officeooo:paragraph-rsid="0015fcc7" style:font-weight-asian="normal" style:font-weight-complex="normal"/>
    </style:style>
    <style:style style:name="P9" style:family="paragraph" style:parent-style-name="Standard">
      <style:paragraph-properties fo:text-align="start" style:justify-single-word="false"/>
      <style:text-properties fo:font-weight="bold" officeooo:paragraph-rsid="0015fcc7"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 Project </text:p>
      <text:p text:style-name="P1">POSS(Privacy Oriented Software Service)</text:p>
      <text:p text:style-name="P1"/>
      <text:p text:style-name="P5">Introduction:</text:p>
      <text:p text:style-name="P3"><text:tab/>We are living in a world which encourages a culture of proprietary software. Most of us have always used only proprietary software on our computers. Our children are being taught to use it, too, but they are partially or completely unaware of free software and the benefits it provides.Aim of our project is to develop a software which can remove bloatware that violate freedom and privacy in android. Shift from proprietary software to FOSS(Free and Open Source Software) which respect user privacy and give freedom means we can share it with others, we can do anything with it . Source codes are openly avilable and we can audit what happens in backend.We are living in a world which encourages a culture of proprietary software. Most of us have always used only proprietary software on our computers. Our children are being taught to use it, too, but they are partially or completely unaware of free software and the benefits it provides.Aim of our project is to develop a software which can remove bloatware that violate freedom and privacy in android. Shift from proprietary software to FOSS(Free and Open Source Software) which respect user privacy and give freedom means we can share it with others, we can do anything with it . Source codes are openly avilable and we can audit what happens in backend.</text:p>
      <text:p text:style-name="P3"/>
      <text:p text:style-name="P3">Hard to accept but, truth to be said.</text:p>
      <text:p text:style-name="P1"><text:s/>"The first step in using a computer was to promise not to help your neighbor. A cooperating community was forbidden. The rule made by the owners of proprietary software was, 'If you share with your neighbor, you are a pirate. If you want any changes, beg us to make them " <text:s text:c="50"/></text:p>
      <text:p text:style-name="P2">by <text:span text:style-name="T1">Richard Stallman.</text:span></text:p>
      <text:p text:style-name="P6"/>
      <text:p text:style-name="P4"><text:span text:style-name="T1">Objectives:</text:span> <text:s text:c="50"/></text:p>
      <text:p text:style-name="P4"><text:tab/>To develop a software which Debloat Bloatware and propose some privacy oriented software and give service on implmenting it.</text:p>
      <text:p text:style-name="P4"/>
      <text:p text:style-name="P8"><text:span text:style-name="T1">Problem definition:</text:span> <text:s text:c="42"/></text:p>
      <text:p text:style-name="P8"><text:tab/>We belive that Only Proprietary Software is here to work in computer. That's not true.There are many free and opensource software are exists which serve best workflow with no data collection than proprietry software.</text:p>
      <text:p text:style-name="P8"><text:s/><text:tab/>So,My project which serves service helps to shift from proprietory software to FOSS(Free and OpenSource Software) which respects user's privacy. <text:s text:c="63"/></text:p>
      <text:p text:style-name="P8"/>
      <text:p text:style-name="P9">Literature review:</text:p>
      <text:p text:style-name="P8">Website Name:POSS(Privacy Oriented Software Service. </text:p>
      <text:p text:style-name="P8">About the Software:</text:p>
      <text:p text:style-name="P4"><text:s text:c="8"/>Our Website which Automate debloating process</text:p>
      <text:p text:style-name="P4"><text:s/>in android and Propose Privacy Oriented alternatives</text:p>
      <text:p text:style-name="P4">and givws service to implement it. <text:s text:c="73"/>Many blogs Already exits <text:s text:c="29"/>Advantages:Problem definition: <text:s text:c="42"/>We belive that Only Proprietary Software is here to work in computer. That's not true.There are many free and opensource software are exists which serve best workflow with no data collection than proprietry software.</text:p>
      <text:p text:style-name="P4"><text:s text:c="8"/>So,My project which serves service helps to shift from proprietory software to FOSS(Free and OpenSource Software) which respects user's privacy. <text:s text:c="63"/>Literature review: <text:s text:c="35"/>Software Name:POSS(Privacy Oriented Software Service. About the Software:</text:p>
      <text:p text:style-name="P4"><text:soft-page-break/><text:s text:c="8"/>Our Software which Automate debloating process</text:p>
      <text:p text:style-name="P4"><text:s/>in android and Propose Privacy Oriented alternatives</text:p>
      <text:p text:style-name="P4">and givws service to implement it. <text:s text:c="73"/>Many blogs Already exits <text:s text:c="29"/>Advant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Google Sans Text" svg:font-family="'Google Sans Text'" style:font-family-generic="system" style:font-pitch="variable"/>
    <style:font-face style:name="Noto Naskh Arabic" svg:font-family="'Noto Naskh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Google Sans Text" style:font-size-asian="12pt" style:language-asian="zh" style:country-asian="CN" style:font-name-complex="Noto Naskh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Google Sans Text" style:font-size-asian="12pt" style:language-asian="zh" style:country-asian="CN" style:font-name-complex="Noto Naskh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Collabora_Office/6.4.10.50$Android_AARCH64 LibreOffice_project/bda68f9cbaa6</meta:generator>
    <dc:date>2022-04-07T09:23:35.719502711</dc:date>
    <meta:editing-duration>PT23M45S</meta:editing-duration>
    <meta:editing-cycles>10</meta:editing-cycles>
    <meta:document-statistic meta:table-count="0" meta:image-count="0" meta:object-count="0" meta:page-count="2" meta:paragraph-count="22" meta:word-count="491" meta:character-count="3703" meta:non-whitespace-character-count="2647"/>
  </office:meta>
</office:document-meta>
</file>